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outline1">
      <style:graphic-properties fo:min-height="13.609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title">
      <style:graphic-properties draw:auto-grow-height="true" fo:min-height="3.507cm"/>
    </style:style>
    <style:style style:name="pr5" style:family="presentation" style:parent-style-name="Standard-notes">
      <style:graphic-properties draw:fill-color="#ffffff" draw:auto-grow-height="true" fo:min-height="13.365cm"/>
    </style:style>
    <style:style style:name="co1" style:family="table-column">
      <style:table-column-properties style:column-width="4.505cm" style:use-optimal-column-width="false"/>
    </style:style>
    <style:style style:name="co2" style:family="table-column">
      <style:table-column-properties style:column-width="20.56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926cm"/>
    </style:style>
    <style:style style:name="ro3" style:family="table-row">
      <style:table-row-properties style:row-height="3.036cm"/>
    </style:style>
    <style:style style:name="ro4" style:family="table-row">
      <style:table-row-properties style:row-height="1.873cm"/>
    </style:style>
    <style:style style:name="ro5" style:family="table-row">
      <style:table-row-properties style:row-height="0.6cm"/>
    </style:style>
    <style:style style:name="ro6" style:family="table-row">
      <style:table-row-properties style:row-height="0.912cm"/>
    </style:style>
    <style:style style:name="ro7" style:family="table-row">
      <style:table-row-properties style:row-height="1.866cm"/>
    </style:style>
    <style:style style:name="ce1" style:family="table-cell">
      <style:graphic-properties draw:fill="solid" draw:fill-color="#ffffff" style:repeat="repeat"/>
      <style:paragraph-properties fo:border="0.02cm solid #000000"/>
      <style:text-properties fo:font-weight="bold" style:font-weight-asian="bold" style:font-weight-complex="bold"/>
    </style:style>
    <style:style style:name="ce2" style:family="table-cell">
      <style:graphic-properties draw:fill="solid" draw:fill-color="#ffffff" style:repeat="repeat"/>
      <style:paragraph-properties fo:border="0.02cm solid #000000"/>
    </style:style>
    <style:style style:name="ce3" style:family="table-cell">
      <style:graphic-properties draw:fill="solid" draw:fill-color="#ffffff" style:repeat="repeat"/>
      <style:paragraph-properties fo:border="0.02cm solid #000000"/>
      <style:text-properties fo:font-size="14pt" style:font-size-asian="14pt" style:font-size-complex="14pt"/>
    </style:style>
    <style:style style:name="ce4" style:family="table-cell">
      <style:graphic-properties draw:fill-color="#ffffff" style:repeat="repeat" fo:padding-top="0.1cm" fo:padding-bottom="0.1cm" fo:padding-left="0.1cm" fo:padding-right="0.1cm"/>
      <style:paragraph-properties fo:border="0.02cm solid #000000"/>
      <style:text-properties fo:font-size="18pt" style:font-size-asian="18pt" style:font-size-complex="18pt"/>
    </style:style>
    <style:style style:name="ce5" style:family="table-cell">
      <style:graphic-properties draw:fill="solid" draw:fill-color="#ffffff" style:repeat="repeat" fo:padding-top="0.1cm" fo:padding-bottom="0.1cm" fo:padding-left="0.1cm" fo:padding-right="0.1cm"/>
      <style:paragraph-properties fo:border="0.02cm solid #000000"/>
      <style:text-properties fo:font-size="14pt" style:font-size-asian="14pt" style:font-size-complex="14pt"/>
    </style:style>
    <style:style style:name="ce6" style:family="table-cell">
      <style:graphic-properties draw:fill-color="#ffffff" style:repeat="repeat" fo:padding-top="0.1cm" fo:padding-bottom="0.1cm" fo:padding-left="0.1cm" fo:padding-right="0.1cm"/>
      <style:paragraph-properties fo:border="0.02cm solid #000000"/>
      <style:text-properties fo:font-family="Arial" style:font-family-generic="swiss" style:font-pitch="variable"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font-size="96pt" fo:font-weight="bold" style:font-size-asian="96pt" style:font-weight-asian="bold" style:font-size-complex="96pt" style:font-weight-complex="bold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color="#000000" fo:font-size="14pt" fo:text-shadow="none" style:font-size-asian="14pt" style:font-size-complex="1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family="Arial" style:font-family-generic="swiss" style:font-pitch="variable" fo:font-size="14pt" style:font-size-asian="14pt" style:font-size-complex="14pt"/>
    </style:style>
    <style:style style:name="T9" style:family="text">
      <style:text-properties fo:color="#2a2a2a" fo:font-family="Arial" style:font-family-generic="swiss" style:font-pitch="variable" fo:font-size="14pt" style:letter-kerning="true" style:font-family-asian="LucidaGrande" style:font-size-asian="14pt" style:font-family-complex="LucidaGrande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erlin IOS Dev Group</text:p>
          </draw:text-box>
        </draw:frame>
        <draw:frame presentation:style-name="pr2" draw:layer="layout" svg:width="25.199cm" svg:height="14.973cm" svg:x="1cm" svg:y="4.956cm" presentation:class="outline" presentation:user-transformed="true">
          <draw:text-box>
            <text:p text:style-name="P1">Fast introduction to</text:p>
            <text:p text:style-name="P1"/>
            <text:p text:style-name="P1"><text:span text:style-name="T1">GITHUB</text:span></text:p>
            <text:p text:style-name="P1"><text:span text:style-name="T2"/></text:p>
            <text:p text:style-name="P1"><text:span text:style-name="T2">by Oliver Greschke</text:span></text:p>
            <text:p text:style-name="P1"/>
            <text:p text:style-name="P1"><text:span text:style-name="T3">https://groups.google.com/forum/?hl=en&amp;fromgroups#!forum/iosdevberlin</text:span></text:p>
            <text:p text:style-name="P1"><text:span text:style-name="T3"><text:a xlink:href="http://www.meetup.com/Berlin-iOS-User-Group/events/73412362/">http://www.meetup.com/Berlin-iOS-User-Group/events/73412362/</text:a></text:span></text:p>
            <text:p text:style-name="P1"><text:span text:style-name="T3">https://www.facebook.com/iosdebug</text:span></text:p>
          </draw:text-box>
        </draw:frame>
        <presentation:notes draw:style-name="dp2">
          <draw:page-thumbnail draw:style-name="gr1" draw:layer="layout" svg:width="14.848cm" svg:height="11.136cm" svg:x="2.94cm" svg:y="2.392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Versioning</text:p>
          </draw:text-box>
        </draw:frame>
        <draw:frame presentation:style-name="pr2" draw:text-style-name="P2" draw:layer="layout" svg:width="25.199cm" svg:height="14.773cm" svg:x="1.4cm" svg:y="4.914cm" presentation:class="outline" presentation:user-transformed="true">
          <draw:text-box>
            <text:list text:style-name="L2">
              <text:list-item>
                <text:p text:style-name="P2"><text:span text:style-name="T4">What is versioning?</text:span></text:p>
              </text:list-item>
              <text:list-item>
                <text:p text:id="id1" text:style-name="P2"><text:span text:style-name="T5">System to save changes in documents or files. All versions have a time stamp and a user id and can be recovered at later time</text:span></text:p>
              </text:list-item>
              <text:list-item>
                <text:p text:id="id2" text:style-name="P2"><text:span text:style-name="T4">Why versioning?</text:span></text:p>
              </text:list-item>
              <text:list-item>
                <text:p text:id="id3" text:style-name="P2"><text:span text:style-name="T5">Before versioning you made manual backups like: V1, V2, V3 – very uncomfortabel and not reliable at all</text:span></text:p>
              </text:list-item>
              <text:list-item>
                <text:p text:id="id4" text:style-name="P2"><text:span text:style-name="T5">With versioning you can switch to older versions, work together with other people at the same time, merge it, make branches, and so on …</text:span></text:p>
              </text:list-item>
              <text:list-item>
                <text:p text:id="id5" text:style-name="P2"><text:span text:style-name="T5">Before GIT, there was CVS and (still) SVN. Git seems to be the most modern and is highly connected to the open source though and communit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Git Terminology</text:p>
          </draw:text-box>
        </draw:frame>
        <draw:frame draw:style-name="standard" draw:layer="layout" svg:width="25.071cm" svg:height="15.86cm" svg:x="1.487cm" svg:y="3.59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Term</text:span></text:p>
              </table:table-cell>
              <table:table-cell>
                <text:p><text:span text:style-name="T6">Definition</text:span></text:p>
              </table:table-cell>
            </table:table-row>
            <table:table-row table:style-name="ro2">
              <table:table-cell table:style-name="ce2">
                <text:p>Repository</text:p>
              </table:table-cell>
              <table:table-cell table:style-name="ce3">
                <text:p><text:span text:style-name="T7">A repository is a database containing the history, the different versions over time and all different branches and tags. In Git each (local) copy of the repository is a complete repository. </text:span></text:p>
              </table:table-cell>
            </table:table-row>
            <table:table-row table:style-name="ro3">
              <table:table-cell table:style-name="ce2">
                <text:p>Branches</text:p>
              </table:table-cell>
              <table:table-cell table:style-name="ce3">
                <text:p><text:span text:style-name="T7">A branch is a separate code line with its own history. You can create a new branch from an existing one and change the code independently from other branches. One of the branches is the default (normally named master). The user selects a branch and works in this selected branch, which is called the "working copy". Selecting a branch is called "checkout a branch".</text:span></text:p>
              </table:table-cell>
            </table:table-row>
            <table:table-row table:style-name="ro4">
              <table:table-cell table:style-name="ce2">
                <text:p>Tags</text:p>
              </table:table-cell>
              <table:table-cell table:style-name="ce3">
                <text:p><text:span text:style-name="T7">A tag points to a certain point in time in a specific branch. With a tag, you can have a named point to which you can always revert, e.g. the coding of 25.01.2009 in the branch "testing".</text:span></text:p>
              </table:table-cell>
            </table:table-row>
            <table:table-row table:style-name="ro5">
              <table:table-cell table:style-name="ce2">
                <text:p>Commit</text:p>
              </table:table-cell>
              <table:table-cell table:style-name="ce3">
                <text:p><text:span text:style-name="T7">A commit is used to record your changes to a repository (locally). This creates a new revision which can be retrieved later. Each commit contains the author and committer, thus making it possible to identify the source of the change. </text:span></text:p>
              </table:table-cell>
            </table:table-row>
            <table:table-row table:style-name="ro1">
              <table:table-cell table:style-name="ce2">
                <text:p>Push</text:p>
              </table:table-cell>
              <table:table-cell table:style-name="ce3">
                <text:p><text:span text:style-name="T7">Any change you commit is only local to your repository first, it is not yet present in the „official“ remote repositiory. To do so you have to make a Push. This 2 command technique is one of the biggest differences to SVN f.e.</text:span></text:p>
              </table:table-cell>
            </table:table-row>
            <table:table-row table:style-name="ro6">
              <table:table-cell table:style-name="ce4">
                <text:p>Pull</text:p>
              </table:table-cell>
              <table:table-cell table:style-name="ce5">
                <text:p><text:span text:style-name="T7">If you have to refresh your local clone of the repository, f.e., to get updates from others people work, you do a pull.</text:span></text:p>
              </table:table-cell>
            </table:table-row>
            <table:table-row table:style-name="ro1">
              <table:table-cell table:style-name="ce2">
                <text:p>URL<text:tab/></text:p>
              </table:table-cell>
              <table:table-cell table:style-name="ce3">
                <text:p><text:span text:style-name="T7">A URL in Git determines the location of the repository. Can be locally or online.</text:span></text:p>
              </table:table-cell>
            </table:table-row>
            <table:table-row table:style-name="ro7">
              <table:table-cell table:style-name="ce2">
                <text:p>Revision</text:p>
              </table:table-cell>
              <table:table-cell table:style-name="ce6">
                <text:p><text:span text:style-name="T8">Represents a version of the source code. Git identifies revisions with SHA1 hash ids, like: </text:span><text:span text:style-name="T9">02b141f484aebb47d8d52e3b8cf92cfd137634e5</text:span></text:p>
                <text:p><text:span text:style-name="T9">Don't care about that now ;-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Working with GIT 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6">Unfortunately GIT works with Terminal only and handling is a bit geeky sometimes (unconventional method naming, etc.)</text:p>
              </text:list-item>
              <text:list-item>
                <text:p text:id="id7">But there are several GUI clients (http://git-scm.com/downloads/guis) and it's buildin in Xcode also</text:p>
              </text:list-item>
              <text:list-item>
                <text:p text:id="id8">There are several websites that offer free GIT repository space, one of the most common is GitHub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Working with Github</text:p>
          </draw:text-box>
        </draw:frame>
        <draw:frame presentation:style-name="pr2" draw:text-style-name="P3" draw:layer="layout" svg:width="25.199cm" svg:height="14.049cm" svg:x="1.4cm" svg:y="4.914cm" presentation:class="outline" presentation:user-transformed="true">
          <draw:text-box>
            <text:list text:style-name="L2">
              <text:list-item>
                <text:p text:id="id9"><text:span text:style-name="T2">Create GitHub account</text:span></text:p>
              </text:list-item>
              <text:list-item>
                <text:p text:id="id10"><text:span text:style-name="T2">Download and install Git and GitHub for Mac: https://help.github.com/articles/set-up-git</text:span></text:p>
              </text:list-item>
              <text:list-item>
                <text:p text:id="id11"><text:span text:style-name="T2">Open Github client</text:span></text:p>
              </text:list-item>
              <text:list-item>
                <text:p text:id="id12"><text:span text:style-name="T2">In Github online click „New repository“ Button</text:span></text:p>
              </text:list-item>
              <text:list-item>
                <text:p text:id="id13"><text:span text:style-name="T2">Then click „Setup in Mac“ Button</text:span></text:p>
              </text:list-item>
              <text:list-item>
                <text:p text:id="id14"><text:span text:style-name="T2">GitHub client asks for local folder, press „Clone“</text:span></text:p>
              </text:list-item>
              <text:list-item>
                <text:p text:id="id15"><text:span text:style-name="T2">In Xcode create new Project inside this local folder</text:span></text:p>
              </text:list-item>
              <text:list-item>
                <text:p text:id="id16"><text:span text:style-name="T2">In Github: Sync new project</text:span></text:p>
              </text:list-item>
              <text:list-item>
                <text:p text:id="id17"><text:span text:style-name="T2">DONE! :-) </text:span><text:span text:style-name="T2"><text:tab/></text:span><text:span text:style-name="T2">Check online if files are existing</text:span></text:p>
              </text:list-item>
              <text:list-item>
                <text:p text:id="id18"><text:span text:style-name="T2">Change something in Xcode, commit again and check again onlin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Oliver Greschke</meta:initial-creator>
    <meta:creation-date>2012-07-18T21:58:35</meta:creation-date>
    <meta:editing-duration>PT43H15M27S</meta:editing-duration>
    <meta:editing-cycles>51</meta:editing-cycles>
    <dc:date>2012-07-27T10:00:44</dc:date>
    <dc:creator>Oliver Greschke</dc:creator>
    <meta:generator>OpenOffice.org/3.2$Unix OpenOffice.org_project/320m18$Build-9502</meta:generator>
    <meta:document-statistic meta:object-count="41"/>
  </office:meta>
</office:document-meta>
</file>